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alibri" svg:font-family="Calibri"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No_20_Spacing">
      <style:text-properties fo:language="fr" fo:country="FR"/>
    </style:style>
    <style:style style:name="P2" style:family="paragraph" style:parent-style-name="No_20_Spacing">
      <style:text-properties fo:language="fr" fo:country="FR" fo:font-weight="bold" style:font-weight-asian="bold"/>
    </style:style>
    <style:style style:name="P3" style:family="paragraph" style:parent-style-name="No_20_Spacing">
      <style:text-properties fo:language="fr" fo:country="FR" fo:font-weight="normal" style:font-weight-asian="normal" style:font-weight-complex="normal"/>
    </style:style>
    <style:style style:name="P4" style:family="paragraph" style:parent-style-name="No_20_Spacing">
      <style:text-properties fo:font-size="14pt" fo:language="fr" fo:country="FR" style:font-size-asian="14pt"/>
    </style:style>
    <style:style style:name="P5" style:family="paragraph" style:parent-style-name="No_20_Spacing">
      <style:paragraph-properties fo:margin-left="1.27cm" fo:margin-right="0cm" fo:text-indent="1.27cm" style:auto-text-indent="false"/>
    </style:style>
    <style:style style:name="P6" style:family="paragraph" style:parent-style-name="No_20_Spacing" style:master-page-name="Standard">
      <style:paragraph-properties style:page-number="auto"/>
    </style:style>
    <style:style style:name="P7" style:family="paragraph" style:parent-style-name="No_20_Spacing">
      <style:text-properties fo:language="fr" fo:country="FR"/>
    </style:style>
    <style:style style:name="P8" style:family="paragraph" style:parent-style-name="No_20_Spacing">
      <style:text-properties fo:language="fr" fo:country="FR" fo:font-weight="normal" style:font-weight-asian="normal" style:font-weight-complex="normal"/>
    </style:style>
    <style:style style:name="P9" style:family="paragraph" style:parent-style-name="No_20_Spacing">
      <style:text-properties fo:language="fr" fo:country="FR" fo:font-weight="bold" style:font-weight-asian="bold"/>
    </style:style>
    <style:style style:name="P10" style:family="paragraph" style:parent-style-name="No_20_Spacing">
      <style:text-properties fo:font-size="14pt" fo:language="fr" fo:country="FR" fo:font-weight="bold" style:font-size-asian="14pt" style:font-weight-asian="bold"/>
    </style:style>
    <style:style style:name="P11" style:family="paragraph" style:parent-style-name="No_20_Spacing">
      <style:text-properties fo:font-size="14pt" fo:language="fr" fo:country="FR" style:font-size-asian="14pt"/>
    </style:style>
    <style:style style:name="P12" style:family="paragraph" style:parent-style-name="No_20_Spacing">
      <style:text-properties fo:font-weight="bold" style:font-weight-asian="bold"/>
    </style:style>
    <style:style style:name="P13" style:family="paragraph" style:parent-style-name="No_20_Spacing">
      <style:text-properties fo:font-size="12pt" fo:language="fr" fo:country="FR" fo:font-weight="normal" style:font-size-asian="12pt" style:font-weight-asian="normal" style:font-size-complex="12pt" style:font-weight-complex="normal"/>
    </style:style>
    <style:style style:name="P14" style:family="paragraph" style:parent-style-name="No_20_Spacing">
      <style:paragraph-properties fo:margin-left="1.27cm" fo:margin-right="0cm" fo:text-indent="1.27cm" style:auto-text-indent="false"/>
      <style:text-properties fo:language="fr" fo:country="FR" fo:font-weight="bold" style:font-weight-asian="bold"/>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4pt"/>
    </style:style>
    <style:style style:name="T5" style:family="text">
      <style:text-properties fo:font-size="14pt" fo:language="fr" fo:country="FR" fo:font-weight="bold" style:font-size-asian="14pt" style:font-weight-asian="bold"/>
    </style:style>
    <style:style style:name="T6" style:family="text">
      <style:text-properties fo:font-size="14pt" fo:language="fr" fo:country="FR" fo:font-weight="bold" style:font-size-asian="14pt" style:font-weight-asian="bold" style:font-weight-complex="bold"/>
    </style:style>
    <style:style style:name="T7" style:family="text">
      <style:text-properties fo:language="fr" fo:country="FR"/>
    </style:style>
    <style:style style:name="T8" style:family="text">
      <style:text-properties fo:language="fr" fo:country="FR" fo:font-weight="bold" style:font-weight-asian="bold"/>
    </style:style>
    <style:style style:name="T9" style:family="text">
      <style:text-properties fo:language="fr" fo:country="FR" fo:font-weight="bold" style:font-weight-asian="bold" style:font-weight-complex="bold"/>
    </style:style>
    <style:style style:name="T10" style:family="text">
      <style:text-properties fo:language="fr" fo:country="FR" fo:font-style="italic" fo:font-weight="bold" style:font-style-asian="italic" style:font-weight-asian="bold"/>
    </style:style>
    <style:style style:name="T11" style:family="text">
      <style:text-properties fo:language="fr" fo:country="FR" fo:font-weight="normal" style:font-weight-asian="normal" style:font-weight-complex="normal"/>
    </style:style>
    <style:style style:name="T12" style:family="text">
      <style:text-properties fo:font-style="italic" fo:font-weight="bold" style:font-style-asian="italic" style:font-weight-asian="bold"/>
    </style:style>
    <style:style style:name="T13" style:family="text">
      <style:text-properties style:font-size-asian="14pt"/>
    </style:style>
    <style:style style:name="T14" style:family="text">
      <style:text-properties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bbc_5f_u"><text:span text:style-name="T6">Les Bases :</text:span></text:span></text:p>
      <text:p text:style-name="No_20_Spacing"><text:span text:style-name="bbc_5f_u"><text:span text:style-name="T6"/></text:span></text:p>
      <text:p text:style-name="No_20_Spacing"><text:span text:style-name="bbc_5f_u"><text:span text:style-name="T9">Un mâle ou une femelle? </text:span></text:span><text:span text:style-name="T7">Comment appréhende-t-il son genre? Et comment appréhende-t-il le genre opposé ?</text:span></text:p>
      <text:p text:style-name="P1">C'est un mâle. Et toutes ces questions semblent être futile pour lui, maintenant.</text:p>
      <text:p text:style-name="P1">Comment appréhende-t-il d’être membre de sa race ?</text:p>
      <text:p text:style-name="No_20_Spacing"><text:span text:style-name="T11">Nous sommes tous membres de la Nature. La race n'est qu'une enveloppe qui engendre quelques contraintes matérielles, rien de plus.</text:span><text:span text:style-name="T8"><text:line-break/><text:line-break/></text:span><text:span text:style-name="T7">Quel est son nom ? Sa signification ?* Ses diminutifs ?* Ses surnoms ?* Leurs significations ?* Leurs histoires ?* Quand et par qui sont-ils utilisés ?*</text:span></text:p>
      <text:p text:style-name="No_20_Spacing"><text:span text:style-name="T7">Oulipos est son nom. Il ne signifie plus rien pour lui. Les surnoms dont il avait été affublé aussi ont disparu. Quant à ceux qui le surnomme bêtement « le balafré », ils ne savent généralement pas se détacher des contingences.</text:span><text:span text:style-name="T8"><text:line-break/><text:line-break/></text:span><text:span text:style-name="T7">Quel est son âge ? Comment l’appréhende-t-il ?*  Comment voit-il son futur ? </text:span><text:span text:style-name="T8">Quel regard a-t-il sur son passé ? </text:span></text:p>
      <text:p text:style-name="No_20_Spacing"><text:span text:style-name="T11">Il a 24 ans et se désole régulièrement sur ses « exploits » passés. Il ne comprenait vraiment rien à rien. Maintenant, il a appris à comprendre la Nature et ce qu'il y a derrière, et il est heureux. A la fin de son épreuve, il aura sa plume et commencera a aider les hommes, les bêtes et les plantes à cohabiter.</text:span><text:span text:style-name="T8"><text:line-break/></text:span></text:p>
      <text:p text:style-name="P10">Son Physique :</text:p>
      <text:p text:style-name="P1"/>
      <text:p text:style-name="P1">A quoi ressemble-t-il ? S’aime-t-il ?* Maitrise-t-il son apparence ?* A-t-il des mimiques caractéristiques ? *</text:p>
      <text:p text:style-name="P1">C'est un centaure, athlétique, bien formé, assez beau si il ne lui restait pas sur la joue une vilaine balafre qui le défigure drôlement. Il ne s'en soucie pas, car cette balafre représente une importante leçon de vie. Lui-même s'apprécie beaucoup. Il ne se soucie pas vraiment de colifichet, mais porte une longue peau de bête qui lui tombe sur la croupe en guise d'armure.</text:p>
      <text:p text:style-name="P1">Il tient en général à conserver un calme apparent en toute circonstances. Et à comprendre parfaitement une question avant de répondre, ce qui lui fait prendre des pauses fréquentes dans la conversation. Quand il attaque, il aime utiliser l'emprise que le monde a sur ses ennemis en hurlant comme un damné pour effrayer et les disperser, de préférence quand il <text:soft-page-break/>charge. La preuve que les êtres ne savent souvent pas voir au-delà des contingences...</text:p>
      <text:p text:style-name="No_20_Spacing"><text:span text:style-name="T7">Des postures préférées ?*</text:span><text:span text:style-name="T8"> </text:span><text:span text:style-name="T7">Des maladresses ?* Rédhibitoires ?* Des faiblesses, des blessures ou des maladies, des stigmates du passé ?* Des attitudes particulières ?* Remarquables ?* Des tenues préférées ? *</text:span></text:p>
      <text:p text:style-name="P3">On peut souvent le voir toucher sa cicatrice pour réflechir, ou pour garder son calme.</text:p>
      <text:p text:style-name="P3"/>
      <text:p text:style-name="P4">Son Mental :</text:p>
      <text:p text:style-name="P4"/>
      <text:p text:style-name="No_20_Spacing"><text:span text:style-name="T7">Quel est sa vision du monde ? Quels sont les notions de valeurs inscrites en lui ? Matérielles ? Philosophiques ? </text:span><text:span text:style-name="bbc_5f_u"><text:span text:style-name="T9">Quels sont ses passions ? </text:span></text:span><text:span text:style-name="T7">Que cherche-t-il à exprimer derrière elle ? Quelles messages lui tiennent à cœur ? A-t-il des causes dans lesquelles il s’engage ou aimerait s’engager ? </text:span></text:p>
      <text:p text:style-name="P1">Pour lui, le monde est plein d'illusion qu'il faut savoir relever. Les apparences sont trompeuses et contradictoire et il faut savoir aller chercher derrière, trouver les contraintes matérielles pour connaître les véritables raisons et positions des êtres de Krinn.</text:p>
      <text:p text:style-name="P1">Il reste fondamentalement attaché au bien commun, et a découvert les enseignements d'Habakkuk qui lui paraissent d'une grande nécessité. Toutefois, il pense que l'enseignement passe parfois par de grands sacrifices et qu'il ne faut toujours chercher à éviter tout malheur aux hommes.</text:p>
      <text:p text:style-name="P1">Il est passionné par les menteurs et les secrets. Si il y a une chose qu'il voudrait apprendre aux hommes, c'est « regardez plus loin que le bout de votre nez ». Il a trouvé dans la protection et l'apprentissage des choses de la Nature un champ d'action important.</text:p>
      <text:p text:style-name="P1">Quels sont ses rêves, ses espoirs et ses doutes ? </text:p>
      <text:p text:style-name="P1">Il n'ose plus avoir de rêves, ces derniers temps. Mais si il s'écoutait, se serait peut-être tout simplement de perdre sa balaffre et de retrouver son insouciance d'antan...</text:p>
      <text:p text:style-name="P1">Ceci dit, en apparence, il ne doute pas, ou très peu.</text:p>
      <text:p text:style-name="P1">Comment appréhende-t-il les événements auquel il assiste ou doit faire face ? Comment caractériseriez-vous sa forme de raisonnement </text:p>
      <text:p text:style-name="P3">Il cherche en permanence a rester calme et a prendre le temps d'appréhender la situation. Il raisonne lentement, mais il cherche toujours à se donner le temps nécessaire. Il cherche toujours à rester froid et logique.</text:p>
      <text:p text:style-name="No_20_Spacing"><text:span text:style-name="T8"><text:line-break/></text:span><text:soft-page-break/><text:span text:style-name="T7">Qu’est ce qui lui ferait peur ? Qu’est ce qui le terrifie ? Qu’est ce qui le briserait ? </text:span><text:span text:style-name="T8"><text:line-break/></text:span></text:p>
      <text:p text:style-name="P3">Il a peur de perdre sa cicatrice. De revenir à sa vie d'antan et de refaire la même erreur qu'auparavant. Il ne sait pas si il aurait la force moral de rester tel qu'il est sans elle et son rappel quotidien du massacre de ses amis.</text:p>
      <text:p text:style-name="No_20_Spacing"><text:span text:style-name="T8"><text:line-break/></text:span><text:span text:style-name="T7">Quels sont ses blessures morales? Et leurs états ? Comment était-il avant ces dernières et comment a-t-il évolué ? </text:span></text:p>
      <text:p text:style-name="No_20_Spacing"><text:span text:style-name="T11">Il est blessé à vif, et ne cherche pas vraiment à cicatriser. Il a perdu ses amis et son insouciance de façon brutal et choquante. Depuis, il ne veut pas vraiment faire le deuil, même si il jure qu'il a compris la leçon.</text:span><text:span text:style-name="T8"><text:line-break/><text:line-break/></text:span><text:span text:style-name="T7">Au contraire, Quels sont ses forces ? Ses sources de joie, de vie, de bonheur et de motivation ? </text:span><text:span text:style-name="T8"><text:line-break/></text:span></text:p>
      <text:p text:style-name="P3">Il a trouve dans la Nature une nouvelle vie, et de nouvelles motivations (la protéger, apprendre à la conserver et à vivre en bonne entente). Ce n'est toutefois pas un centaure très heureux.</text:p>
      <text:p text:style-name="No_20_Spacing"><text:span text:style-name="T8"><text:line-break/></text:span><text:span text:style-name="T7">Qu’est ce qui le rassurerait ? Qu’est ce qui l’apaiserait ? Qu’est ce qui lui permettrait de se construire ? </text:span><text:span text:style-name="T8"><text:line-break/></text:span></text:p>
      <text:p text:style-name="P3">Il faudrait sans doute qu'il accepte de laisser ses vieux démons de côté. Et qu'il laisse aussi la plume bleue qui est constitutive de son ordre, car la mélancholie ne l'aide pas vraiment.</text:p>
      <text:p text:style-name="P2"/>
      <text:p text:style-name="P10">Ses talents sociaux :</text:p>
      <text:p text:style-name="No_20_Spacing"><text:span text:style-name="T8"><text:line-break/></text:span><text:span text:style-name="T7">Quels sont les relations qu’il entretient avec ses parents, ses frères et sœurs, sa famille au sens large, ses camarades, ses amis au sens strict du terme ?</text:span></text:p>
      <text:p text:style-name="P1">Il n'a pas donné signe de vie depuis l'accident. Il est avec son maître, et redoute de retrouver sa vie passé.</text:p>
      <text:p text:style-name="No_20_Spacing"><text:span text:style-name="T8"><text:line-break/></text:span><text:span text:style-name="T7">Comment appréhende-t-il sa relation avec les autres ? Sa place face aux autres ? Le sens qu’il donne à ses relations ? Son implication dans ces dernières ?</text:span></text:p>
      <text:p text:style-name="No_20_Spacing"><text:span text:style-name="T11">Il n'a pas eu de relations vraiment développé avec qui que ce soit depuis l'accident. <text:s/>Il est très froid et distant en général. Il essaye de ne pas trop y penser.</text:span><text:span text:style-name="T8"><text:line-break/></text:span><text:soft-page-break/><text:span text:style-name="T8"><text:line-break/></text:span><text:span text:style-name="T7">Que veut dire l’amour ? Que veut dire l’amitié ? Que veut dire la famille ? </text:span><text:span text:style-name="bbc_5f_u"><text:span text:style-name="T9">Que veut dire l’inconnu ?</text:span></text:span><text:span text:style-name="T8"><text:line-break/></text:span></text:p>
      <text:p text:style-name="P3">Maintenant, cela l'embarrasse et il ne sait pas trop quoi répondre. Il essaye de ne pas y penser.</text:p>
      <text:p text:style-name="No_20_Spacing"><text:span text:style-name="T8"><text:line-break/></text:span><text:span text:style-name="T7">Est-il quelqu’un de spontané et de sincère ? Si oui comment ? Avec tout le monde ? Avec certaines personnes ?</text:span></text:p>
      <text:p text:style-name="No_20_Spacing"><text:span text:style-name="T11">Pas vraiment spontané, non. Mais il dit ce qu'il pense sans trop se gêner.</text:span><text:span text:style-name="T8"><text:line-break/><text:line-break/>Est-il faux ? Parfois ? Tout le temps ? Si oui, quelle façade présente-t-il et que cache-t-il ? Qu’est ce qui peut l’amener à la faire tomber ? <text:line-break/></text:span></text:p>
      <text:p text:style-name="P3">Il n'est pas particulièrement faux. Il dit ce qu'il pense.</text:p>
      <text:p text:style-name="No_20_Spacing"><text:span text:style-name="T5">Son Histoire :</text:span></text:p>
      <text:p text:style-name="No_20_Spacing"><text:span text:style-name="T11">Il n'y a rien de particulier dans la vie d'Oullipos avant sa virée en harde. C'était un jeune centaure insouciant et joyeux, un peu trop bravache.</text:span></text:p>
      <text:p text:style-name="No_20_Spacing"><text:span text:style-name="T11">Jusqu'au jour où, partis en virée avec sa harde, ils se sont mis en tête de jouer aux héros en débusquant des bandits qui terrorisait la région. Ils sont partis la fleur à la bouche, et ils sont tombés sur d'anciens vétérans nérakiens qui ont répliqués avec sauvagerie, brutalité et professionnalisme. Oulipos fut le premier à tomber. Un prêtre d'Habbakuk passant par là fut son salut. Il le ressuscita et aida le reste de la harde à s'en sortir vivant, non sans laisser sur le visage d'Oulipos une profonde balafre pour lui rappeler ses erreurs.</text:span></text:p>
      <text:p text:style-name="No_20_Spacing"><text:span text:style-name="T11">Le jeune centaure sorti profondément choqué de cette aventure. Comme le prêtre lui proposait de devenir son apprenti, il accepta. Il l'a suivi depuis lors, profitant de son enseignement. Et maintenant semble être l'heure de sa dernière épreuve.</text:span></text:p>
      <text:p text:style-name="No_20_Spacing"><text:span text:style-name="T11">Le prêtre est un Fehynn du nom de […], un rien bourru mais paradoxalement assez communicatif. Il pardonne peu d'erreurs à son élève et semble lui-même avoir ses blessures intimes.</text:span></text:p>
      <text:p text:style-name="No_20_Spacing"><text:span text:style-name="T11"/></text:p>
      <text:p text:style-name="No_20_Spacing"><text:span text:style-name="T5">La Politique et lui :</text:span></text:p>
      <text:p text:style-name="P13">[Ça fait beaucoup de choses sur lesquelles prendre parti, là! On verra ça en cours de jeu si ça ne t'ennuie pas...]</text:p>
      <text:p text:style-name="P2"><text:soft-page-break/>Quel est son état d’esprit face … ?</text:p>
      <text:p text:style-name="P2"/>
      <text:p text:style-name="P2"><text:tab/>Aux dieux et à leurs prêtres:</text:p>
      <text:p text:style-name="P2"><text:tab/><text:tab/>Les Dieux du Bien </text:p>
      <text:p text:style-name="P2"><text:tab/><text:tab/><text:tab/>Branchala*</text:p>
      <text:p text:style-name="No_20_Spacing"><text:span text:style-name="T8"><text:tab/><text:tab/><text:tab/></text:span><text:span text:style-name="T2">Habbakuk</text:span></text:p>
      <text:p text:style-name="P12"><text:tab/><text:tab/><text:tab/>Kiri-Jolith*</text:p>
      <text:p text:style-name="P12"><text:tab/><text:tab/><text:tab/>Majere*</text:p>
      <text:p text:style-name="P12"><text:tab/><text:tab/><text:tab/>Mishakal*</text:p>
      <text:p text:style-name="No_20_Spacing"><text:span text:style-name="T2"><text:tab/><text:tab/><text:tab/></text:span><text:span text:style-name="T8">Paladine*</text:span></text:p>
      <text:p text:style-name="No_20_Spacing"><text:span text:style-name="T8"><text:tab/><text:tab/><text:tab/></text:span><text:span text:style-name="T10">Solinari*</text:span></text:p>
      <text:p text:style-name="P2"><text:tab/><text:tab/>Les Dieux de la Neutralité</text:p>
      <text:p text:style-name="No_20_Spacing"><text:span text:style-name="T8"><text:tab/><text:tab/><text:tab/></text:span><text:span text:style-name="T2">Chislev*</text:span></text:p>
      <text:p text:style-name="P12"><text:tab/><text:tab/><text:tab/>Gilean*</text:p>
      <text:p text:style-name="No_20_Spacing"><text:span text:style-name="T2"><text:tab/><text:tab/><text:tab/></text:span><text:span text:style-name="T12">Lunitari</text:span></text:p>
      <text:p text:style-name="P12"><text:tab/><text:tab/><text:tab/>Reorx*</text:p>
      <text:p text:style-name="P12"><text:tab/><text:tab/><text:tab/>Shinare*</text:p>
      <text:p text:style-name="No_20_Spacing"><text:span text:style-name="T12"><text:tab/><text:tab/><text:tab/></text:span><text:span text:style-name="T10">Sirrion*</text:span></text:p>
      <text:p text:style-name="P2"><text:tab/><text:tab/><text:tab/>Zivilyn*</text:p>
      <text:p text:style-name="P2"><text:tab/><text:tab/>Les Dieux du Mal</text:p>
      <text:p text:style-name="P14"><text:tab/>Chemosh*</text:p>
      <text:p text:style-name="P14"><text:tab/>Hiddukel*</text:p>
      <text:p text:style-name="P14"><text:tab/>Morgion*</text:p>
      <text:p text:style-name="P5"><text:span text:style-name="T8"><text:tab/></text:span><text:span text:style-name="T10">Nuitari *</text:span></text:p>
      <text:p text:style-name="P14"><text:tab/>Sargonnas*</text:p>
      <text:p text:style-name="P14"><text:tab/>Takhisis*</text:p>
      <text:p text:style-name="P14"><text:soft-page-break/><text:tab/>Zeboim*</text:p>
      <text:p text:style-name="P2"><text:tab/>Aux ordres de chevaliers</text:p>
      <text:p text:style-name="P2"><text:tab/><text:tab/>Les chevaliers Solamniques</text:p>
      <text:p text:style-name="P2"><text:tab/><text:tab/>L’ordre d’acier</text:p>
      <text:p text:style-name="P2"><text:tab/><text:tab/>Les chevaliers de Neraka</text:p>
      <text:p text:style-name="P2"><text:tab/>A L’ordre de haute sorcellerie</text:p>
      <text:p text:style-name="P2"><text:tab/><text:tab/>Les robes blanches</text:p>
      <text:p text:style-name="P2"><text:tab/><text:tab/>Les robes rouges</text:p>
      <text:p text:style-name="P2"><text:tab/><text:tab/>Les robes noires</text:p>
      <text:p text:style-name="P2"><text:tab/>Aux renégats<text:bookmark text:name="_GoBack"/></text:p>
      <text:p text:style-name="P2"><text:tab/>Aux mystiques</text:p>
      <text:p text:style-name="P2"><text:tab/>Aux ensorceleurs</text:p>
      <text:p text:style-name="P2"><text:tab/>Aux races de Krynn</text:p>
      <text:p text:style-name="P2"><text:tab/><text:tab/>Elfes (Kagonesti*, Silvanesti*, Qualinesti*, Dargonesti*, Daarnesti*)</text:p>
      <text:p text:style-name="P2"><text:tab/><text:tab/>Nains (Nains des collines*, Nains des Montagnes*, Nains des ravins*)</text:p>
      <text:p text:style-name="P2"><text:tab/><text:tab/>Humains (Urbains*, Nomades*, Ergothiens*, Khur, etc…)</text:p>
      <text:p text:style-name="No_20_Spacing"><text:span text:style-name="T8"><text:tab/><text:tab/></text:span><text:span text:style-name="T2">Kender* (vrais Kenders, Kenders affligés)</text:span></text:p>
      <text:p text:style-name="No_20_Spacing"><text:span text:style-name="T2"><text:tab/><text:tab/></text:span><text:span text:style-name="T8">Gnomes</text:span></text:p>
      <text:p text:style-name="P2"><text:tab/><text:tab/>Ogres</text:p>
      <text:p text:style-name="P2"><text:tab/><text:tab/>Centaures</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alibri" svg:font-family="Calibri"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ja" style:country-asian="JP"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ＭＳ Ｐ明朝"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_20_Spacing" style:display-name="No Spacing" style:family="paragraph"/>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bbc_5f_u" style:display-name="bbc_u"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231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Pellerin</meta:initial-creator>
    <dc:creator>Félicien D'Androuville</dc:creator>
    <meta:editing-cycles>6</meta:editing-cycles>
    <meta:creation-date>2012-01-10T09:36:00</meta:creation-date>
    <dc:date>2012-01-19T00:00:56.51</dc:date>
    <meta:editing-duration>PT01H31M01S</meta:editing-duration>
    <meta:generator>OpenOffice.org/3.2$Win32 OpenOffice.org_project/320m12$Build-9483</meta:generator>
    <meta:document-statistic meta:table-count="0" meta:image-count="0" meta:object-count="0" meta:page-count="6" meta:paragraph-count="91" meta:word-count="1493" meta:character-count="8737"/>
    <meta:template xlink:type="simple" xlink:actuate="onRequest" xlink:title="Normal.dotm" xlink:href=""/>
  </office:meta>
</office:document-meta>
</file>